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3" svg:font-family="'Times New Roman'" style:font-family-generic="roman"/>
    <style:font-face style:name="Times New Roman2" svg:font-family="'Times New Roman'" style:font-adornments="Normal" style:font-family-generic="roman"/>
    <style:font-face style:name="Abyssinica SIL" svg:font-family="'Abyssinica SIL'" style:font-adornments="Bold Italic" style:font-pitch="variable"/>
    <style:font-face style:name="Cantarell" svg:font-family="Cantarell" style:font-adornments="Bold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Resume_20_Heading_20_2">
      <style:paragraph-properties>
        <style:tab-stops>
          <style:tab-stop style:position="6.9252in" style:type="right"/>
        </style:tab-stops>
      </style:paragraph-properties>
    </style:style>
    <style:style style:name="P2" style:family="paragraph" style:parent-style-name="Resume_20_Body">
      <style:text-properties style:font-name="Times New Roman"/>
    </style:style>
    <style:style style:name="P3" style:family="paragraph" style:parent-style-name="Title">
      <style:paragraph-properties style:vertical-align="top">
        <style:tab-stops>
          <style:tab-stop style:position="7.1882in" style:type="right"/>
        </style:tab-stops>
      </style:paragraph-properties>
    </style:style>
    <style:style style:name="P4" style:family="paragraph" style:parent-style-name="Resume_20_Bullet" style:list-style-name="Resume_20_Bullet_20__28_List_20_Style_29_"/>
    <style:style style:name="P5" style:family="paragraph" style:parent-style-name="Resume_20_Bullet" style:list-style-name="Resume_20_Bullet_20__28_List_20_Style_29_">
      <style:text-properties fo:font-size="9pt" style:font-size-asian="9pt" style:font-size-complex="9pt"/>
    </style:style>
    <style:style style:name="T1" style:family="text">
      <style:text-properties style:font-name="Times New Roman1" fo:font-size="9pt" fo:font-style="normal" fo:font-weight="normal"/>
    </style:style>
    <style:style style:name="T2" style:family="text">
      <style:text-properties style:font-name="Times New Roman1" fo:font-size="9pt" fo:font-style="normal" fo:font-weight="normal" style:font-name-asian="Times New Roman3" style:font-name-complex="Times New Roman3"/>
    </style:style>
    <style:style style:name="T3" style:family="text">
      <style:text-properties style:font-name="Times New Roman1" fo:font-size="9pt" fo:font-style="normal" fo:font-weight="normal" style:font-name-asian="WenQuanYi Micro Hei" style:font-name-complex="Lohit Devanaga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on Griffis<text:span text:style-name="T1"><text:tab/>aron@arongriffis.com <text:s/></text:span><text:span text:style-name="T2">•</text:span><text:span text:style-name="T3"> <text:s/></text:span><text:span text:style-name="T1">603.732.2485 <text:s/></text:span><text:span text:style-name="T2">•</text:span><text:span text:style-name="T3"> <text:s/>Hollis, NH</text:span></text:p>
      <text:p text:style-name="Resume_20_Heading_20_1A">Summary</text:p>
      <text:list xml:id="list1218741105" text:style-name="Resume_20_Bullet_20__28_List_20_Style_29_">
        <text:list-item>
          <text:p text:style-name="P4">Fifteen years experience coding solutions at every level of the software stack.</text:p>
        </text:list-item>
        <text:list-item>
          <text:p text:style-name="P4">Expert developing both customer-facing high-traffic web sites and scalable back-end HTTP/REST services.</text:p>
        </text:list-item>
        <text:list-item>
          <text:p text:style-name="P4">Fluent in a range of languages and technologies: Python, Django, MySQL, HTTP, HTML, CSS, Javascript, jQuery, AJAX, XML, JSON, Perl, Ruby, Bash, C, regex, Nginx, Apache, Linux, networking, virtualization, clustering.</text:p>
        </text:list-item>
        <text:list-item>
          <text:p text:style-name="P4">Prolific open source contributor.</text:p>
        </text:list-item>
      </text:list>
      <text:p text:style-name="Resume_20_Heading_20_1">Career</text:p>
      <text:p text:style-name="P1">Python/Django Web Developer for ePrintCenter<text:tab/>Hewlett-Packard, 2010-present</text:p>
      <text:p text:style-name="P2">ePrintCenter is both a customer web site for configuring HP's web-connected printers, and the constellation of web services behind the scenes to support those printers. I joined the team as a developer and grew into the role of technical lead for all Python/Django projects involving ePrintCenter.</text:p>
      <text:list xml:id="list675361370" text:style-name="Resume_20_Bullet_20__28_List_20_Style_29_">
        <text:list-item>
          <text:p text:style-name="P4">Led development of a centralized HTTP/REST back-end service to streamline the printer application lifecycle. The service uses pervasive caching to handle a high volume of requests without sacrificing correctness, and it's entirely covered by unit tests.</text:p>
        </text:list-item>
        <text:list-item>
          <text:p text:style-name="P4">Designed and implemented ePrintCenter exception handling to connect back-end service failures to appropriate end user messaging using Python decorators and AJAX.</text:p>
        </text:list-item>
        <text:list-item>
          <text:p text:style-name="P4">Designed and implemented localized caching of the ePrintCenter home page using Akamai to reduce the load on the Apache application servers by half.</text:p>
        </text:list-item>
        <text:list-item>
          <text:p text:style-name="P4">Built a production replica cluster to stage the rollout of multiple ePrintCenter releases, including upgrading major components such as Django and South.</text:p>
        </text:list-item>
        <text:list-item>
          <text:p text:style-name="P4">Automated printer simulator registration to facilitate development of the ePrintCenter web site.</text:p>
        </text:list-item>
        <text:list-item>
          <text:p text:style-name="P4">Installed and administrated Red Hat Enterprise Linux cluster providing virtual machines for developers.</text:p>
        </text:list-item>
      </text:list>
      <text:p text:style-name="Resume_20_Heading_20_2">Security Lead for Open Source and Linux Profession<text:tab/>Hewlett-Packard, 2009-2010</text:p>
      <text:p text:style-name="Resume_20_Body">The OSLP is a formally-recognized collaboration between engineers inside HP, working across organizational boundaries to enable Linux as a viable platform in a predominately Windows environment.</text:p>
      <text:list xml:id="list377496837" text:continue-numbering="true" text:style-name="Resume_20_Bullet_20__28_List_20_Style_29_">
        <text:list-item>
          <text:p text:style-name="P4">Led development of an externally-facing HTTP proxy accessible using SSL tunnels with PKCS#11 smart card, certificate-based authentication. This remote access service is now running as a pilot within HP.</text:p>
        </text:list-item>
        <text:list-item>
          <text:p text:style-name="P4">Wrote “access-hp” remote access client to use the HTTP proxy for general remote access from Linux.</text:p>
        </text:list-item>
        <text:list-item>
          <text:p text:style-name="P4">Worked with HP-IT to form a long-term plan to deploy OpenVPN for HP's non-Windows teleworkers.</text:p>
        </text:list-item>
      </text:list>
      <text:p text:style-name="Resume_20_Heading_20_2">Linux Virtualization Engineer<text:tab/>Hewlett-Packard, 2006-2010</text:p>
      <text:p text:style-name="Resume_20_Body">HP makes high-end machines with large core counts and memory, ideal for virtualization.</text:p>
      <text:list xml:id="list1007574441" text:continue-numbering="true" text:style-name="Resume_20_Bullet_20__28_List_20_Style_29_">
        <text:list-item>
          <text:p text:style-name="P4">Led a successful cross-company effort (HP, Intel, Fujitsu, Red Hat) porting Xen/IA64 into RHEL 5, including Linux kernel patches and substantial changes to Red Hat's “grubby” tool for configuring the bootloader to use a hypervisor. This technology was delivered to customers as a “tech preview” in RHEL 5 and then fully supported in RHEL 5.1.</text:p>
        </text:list-item>
        <text:list-item>
          <text:p text:style-name="P4">Delivered a reference architecture based on the DL785 (a 48-core beast with 256 GB memory) running RHEL 5.4 with KVM. My NUMA-tuned configuration achieved sub-second response with 256 simultaneous guests. The white paper was published by both Red Hat and HP to meet a tight market-driven schedule.</text:p>
        </text:list-item>
        <text:list-item>
          <text:p text:style-name="P4">Wrote “tiler” utility (Bash) and parallelized test harness (Ruby) for VM provisioning and load testing, in support of building the reference architecture.</text:p>
        </text:list-item>
      </text:list>
      <text:p text:style-name="Resume_20_Heading_20_2">Linux Security Engineer<text:tab/>Hewlett-Packard, 2004-2006</text:p>
      <text:p text:style-name="Resume_20_Body">Selling Linux into government and high finance requires officially-recognized security certifications. <text:s/>I wrote the “audit-test” harness (Bash) and “augrok” tool (Perl) which were used for successful CAPP and LSPP certifications at the time, and are still being used today for ongoing certification efforts by HP.</text:p>
      <text:p text:style-name="Resume_20_Heading_20_2"><text:soft-page-break/>Tru64 UNIX Kernel Developer<text:tab/>Compaq, 1999-2004</text:p>
      <text:p text:style-name="Resume_20_Body">Tru64 was a high-performance UNIX running on the Alpha processor. I joined the network team to develop the Ethernet drivers used by NASA, 911 call centers, stock market exchanges and major telephone carriers.</text:p>
      <text:list xml:id="list44182596" text:continue-list="list1218741105" text:style-name="Resume_20_Bullet_20__28_List_20_Style_29_">
        <text:list-item>
          <text:p text:style-name="P4">Wrote Tigon3 Gigabit Ethernet driver consisting of 13k lines of threaded C, including a custom high-performance interrupt mitigation algorithm.</text:p>
        </text:list-item>
        <text:list-item>
          <text:p text:style-name="P4">Designed and implemented 64-bit network counters with backward-compatible ioctls.</text:p>
        </text:list-item>
        <text:list-item>
          <text:p text:style-name="P4">Debugged critical network driver issues for Ericsson and Motorola telco releases.</text:p>
        </text:list-item>
      </text:list>
      <text:p text:style-name="Resume_20_Heading_20_2">Network Engineer<text:tab/>Burlington Coat Factory, 1997-1998</text:p>
      <text:p text:style-name="Resume_20_Body">At Burlington Coat Factory, I developed a unified printing system based on LPRng with the ability to print to any printer in the company, including the stores, from anywhere on the network. I also played a key role in helping BCF migrate from SunOS to Linux in the stores by prototyping the store back-end server using Red Hat Linux on SPARC.</text:p>
      <text:p text:style-name="Resume_20_Heading_20_1A">Open Source</text:p>
      <text:p text:style-name="Resume_20_Body">I have contributed to all the major Linux distributions and numerous upstream projects such as Mutt, Vim, GNOME, klibc and Django. Below are some of my favorites.</text:p>
      <text:p text:style-name="Resume_20_Heading_20_2">Gentoo Linux<text:tab/>2001-2007</text:p>
      <text:p text:style-name="Resume_20_Body">Gentoo is a source-based Linux distribution, meaning that the system actually builds a customized version of itself on your machine rather than installing pre-built binary packages. I was one of the first developers to join the Gentoo team and played key roles in its development and leadership.</text:p>
      <text:list xml:id="list1505980057" text:continue-numbering="true" text:style-name="Resume_20_Bullet_20__28_List_20_Style_29_">
        <text:list-item>
          <text:p text:style-name="P4">Designed and wrote network startup code and initscript conf.d processing.</text:p>
        </text:list-item>
        <text:list-item>
          <text:p text:style-name="P4">Wrote and maintained the ebuilds for the largest packages such as baselayout, mozilla, firefox, ruby and vim.</text:p>
        </text:list-item>
        <text:list-item>
          <text:p text:style-name="P4">Wrote votify software used for all Gentoo internal elections. The software includes balloting, collection and ranking determination using the Condorcet method.</text:p>
        </text:list-item>
        <text:list-item>
          <text:p text:style-name="P4">Exceeded 13,500 CVS commits tracked by cia.vc</text:p>
        </text:list-item>
        <text:list-item>
          <text:p text:style-name="P4">Served in leadership roles as a Gentoo Council member and as one of the founding trustees of the Gentoo Foundation.</text:p>
        </text:list-item>
      </text:list>
      <text:p text:style-name="Resume_20_Heading_20_2">Keychain</text:p>
      <text:p text:style-name="Resume_20_Body">Keychain is a command-line front-end to cryptographic agents such as ssh-agent and gpg-agent. It was originally conceived by somebody else, but I rewrote it to add features, port to non-Linux platforms, and add a comprehensive test suite. Keychain is now included in all the major Linux distributions.</text:p>
      <text:p text:style-name="Resume_20_Heading_20_2">Userpass</text:p>
      <text:p text:style-name="Resume_20_Body">I wrote this command-line utility to solve the problem of securely storing username/password pairs. Userpass is written in Ruby, and uses a novel per-host database scheme to avoid merge conflicts on GnuPG-encrypted files.</text:p>
      <text:p text:style-name="Resume_20_Heading_20_1">Education</text:p>
      <text:p text:style-name="Resume_20_Heading_20_2">Bachelor of Arts in Computer Science<text:tab/>Taylor University, 1994-1999</text:p>
      <text:p text:style-name="Resume_20_Body">Concentration in Intelligent Systems. CS network administrator as a freshman onward.</text:p>
      <text:p text:style-name="Resume_20_Heading_20_1">Sightings</text:p>
      <text:p text:style-name="Resume_20_Heading_20_2">Speaking</text:p>
      <text:list xml:id="list464557989" text:continue-numbering="true" text:style-name="Resume_20_Bullet_20__28_List_20_Style_29_">
        <text:list-item>
          <text:p text:style-name="P5">“Window Manglement with Pywo” lightning talk at PyCon, March 2011.</text:p>
        </text:list-item>
        <text:list-item>
          <text:p text:style-name="P5">“Xen/IA64 Update” at Xen Summit, November 2007.</text:p>
        </text:list-item>
      </text:list>
      <text:p text:style-name="Resume_20_Heading_20_2">Publications</text:p>
      <text:list xml:id="list1538774019" text:continue-numbering="true" text:style-name="Resume_20_Bullet_20__28_List_20_Style_29_">
        <text:list-item>
          <text:p text:style-name="P5">“Scale-up Virtualization with Red Hat Enterprise Linux 5.4 on an HP ProLiant DL785 G6” published by HP and RH, 2009.</text:p>
        </text:list-item>
        <text:list-item>
          <text:p text:style-name="P5">“LPI Certification 101 Exam Prep” (parts 2 and 3) on IBM Developerworks, 2003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3" svg:font-family="'Times New Roman'" style:font-family-generic="roman"/>
    <style:font-face style:name="Times New Roman2" svg:font-family="'Times New Roman'" style:font-adornments="Normal" style:font-family-generic="roman"/>
    <style:font-face style:name="Abyssinica SIL" svg:font-family="'Abyssinica SIL'" style:font-adornments="Bold Italic" style:font-pitch="variable"/>
    <style:font-face style:name="Cantarell" svg:font-family="Cantarell" style:font-adornments="Bold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efaultHack" style:class="text">
      <style:text-properties style:font-name="Times New Roman1" fo:font-size="10pt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fo:font-style="normal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top="0in" fo:margin-bottom="0in" fo:text-align="start" style:justify-single-word="false" style:vertical-align="top">
        <style:tab-stops/>
      </style:paragraph-properties>
      <style:text-properties style:font-name="Cantarell" fo:font-size="28pt" fo:font-weight="bold" style:font-size-asian="18pt" style:font-weight-asian="norm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Resume_20_Bullet" style:display-name="Resume Bullet" style:family="paragraph" style:parent-style-name="Text_20_body" style:default-outline-level="" style:list-style-name="Resume_20_Bullet_20__28_List_20_Style_29_">
      <style:paragraph-properties>
        <style:tab-stops/>
      </style:paragraph-properties>
      <style:text-properties fo:font-size="10pt" style:font-size-asian="10.5pt"/>
    </style:style>
    <style:style style:name="Heading_20_2" style:display-name="Heading 2" style:family="paragraph" style:parent-style-name="Heading" style:next-style-name="Heading_20_3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Resume_20_Bullet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Resume_20_Heading_20_1" style:display-name="Resume Heading 1" style:family="paragraph" style:parent-style-name="Heading" style:next-style-name="Resume_20_Heading_20_2">
      <style:paragraph-properties fo:margin-top="0.1201in" fo:margin-bottom="0in"/>
      <style:text-properties style:font-name="Cantarell" fo:font-size="14pt" fo:font-weight="bold"/>
    </style:style>
    <style:style style:name="Resume_20_Heading_20_2" style:display-name="Resume Heading 2" style:family="paragraph" style:parent-style-name="Resume_20_Heading_20_1" style:next-style-name="Resume_20_Body">
      <style:paragraph-properties fo:margin-left="0.3in" fo:margin-right="0in" fo:margin-top="0.1in" fo:margin-bottom="0.0598in" fo:text-indent="0in" style:auto-text-indent="false">
        <style:tab-stops>
          <style:tab-stop style:position="7.5in" style:type="right"/>
        </style:tab-stops>
      </style:paragraph-properties>
      <style:text-properties fo:font-size="11pt" fo:font-weight="bold"/>
    </style:style>
    <style:style style:name="Resume_20_Professional_20_Summary" style:display-name="Resume Professional Summary" style:family="paragraph" style:parent-style-name="Resume_20_Heading_20_1" style:next-style-name="Resume_20_Bullet"/>
    <style:style style:name="Resume_20_Heading_20_1A" style:display-name="Resume Heading 1A" style:family="paragraph" style:parent-style-name="Resume_20_Heading_20_1" style:next-style-name="Resume_20_Bullet" style:master-page-name="">
      <style:paragraph-properties fo:margin-top="0.1201in" fo:margin-bottom="0.0598in" style:page-number="auto"/>
    </style:style>
    <style:style style:name="Resume_20_Body" style:display-name="Resume Body" style:family="paragraph" style:parent-style-name="Text_20_body" style:master-page-name="">
      <style:paragraph-properties fo:margin-left="0.3in" fo:margin-right="0in" fo:margin-top="0in" fo:margin-bottom="0.0598in" fo:keep-together="always" fo:text-indent="0in" style:auto-text-indent="false" style:page-number="auto"/>
      <style:text-properties style:font-size-asian="10.5pt"/>
    </style:style>
    <style:style style:name="DefaultHack" style:family="paragraph">
      <style:text-properties style:font-name="Abyssinica SIL" fo:font-size="20pt" fo:font-style="italic" fo:font-weight="bold" style:font-size-asian="10.5pt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Resume_20_Bullet_20__28_List_20_Style_29_" style:display-name="Resume Bullet (List Style)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15in" fo:margin-left="0.5in"/>
        </style:list-level-properties>
        <style:text-properties style:font-name="Times New Roman2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Times New Roman2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2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Times New Roman2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2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Times New Roman2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2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Times New Roman2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2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Times New Roman2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5in" fo:margin-bottom="0.6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1T12:23:01</meta:creation-date>
    <meta:editing-duration>P1DT7H47M40S</meta:editing-duration>
    <meta:editing-cycles>15</meta:editing-cycles>
    <meta:generator>LibreOffice/3.3$Unix LibreOffice_project/330m19$Build-301</meta:generator>
    <dc:date>2011-10-11T14:53:18</dc:date>
    <meta:print-date>2011-10-02T21:30:00</meta:print-date>
    <meta:document-statistic meta:table-count="0" meta:image-count="0" meta:object-count="0" meta:page-count="2" meta:paragraph-count="57" meta:word-count="1029" meta:character-count="6758"/>
  </office:meta>
</office:document-meta>
</file>